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iberation San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iberation San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Liberation Sans" style:font-family-asian="'Liberation San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7:02:34.562717473</meta:creation-date>
    <dc:date>2018-04-18T17:02:43.545582384</dc:date>
    <meta:editing-duration>PT10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</office:meta>
</office:document-meta>
</file>